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67.85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Nicolas Lopez Bartet, Joaquin Hidalgo y Tomás Fabbrini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omo un usuario, necesito validar mis datos, con la finalidad de logearm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mo un usuario, necesito un espacio, con la finalidad de intercambi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Como un invitado, necesito visualizar la página, con la finalidad encontr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omo un usuario, necesito una forma de ver los horarios, con la finalidad de informarm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mo un usuario, necesito una forma de contactarme con los especialistas, con la finalidad de hablar con ell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omo un usuario, necesito poder cerrar mi sesión, con la finalidad de resguardar mi cuent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navegar entre categorías, con la finalidad de ver la información que deseo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un usuario, necesito conocer los artículos a la venta y sus precios, con la finalidad de saber si los quiero comprar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un usuario, necesito visualizar las distintas rutinas, con la finalidad de asesorarme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un usuario, necesito conocer los planes de entrenamiento, con la finalidad de contratar los que desee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1" calcext:value-type="float">
            <text:p>11</text:p>
          </table:table-cell>
          <table:table-cell table:style-name="Default" office:value-type="string" calcext:value-type="string">
            <text:p>Como un usuario, necesito ingresar mis datos, con la finalidad de tener un perfil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un usuario, necesito ver información de los competidores, con la finalidad de conocerl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3" calcext:value-type="float">
            <text:p>13</text:p>
          </table:table-cell>
          <table:table-cell table:style-name="Default" office:value-type="string" calcext:value-type="string">
            <text:p>Como un usuario, necesito conocer los términos y condiciones, con la finalidad de usar correctamente la págin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Como un desarrollador, necesito establecer documentación, con la finalidad de poder organizarn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Como un desarrollador, necesito crear un botón, con la finalidad de permitir al usuario validar sus dat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Como un desarrollador, necesito crear un foro, con la finalidad de que el usuario pueda intercambiar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17" calcext:value-type="float">
            <text:p>17</text:p>
          </table:table-cell>
          <table:table-cell table:style-name="ce17" office:value-type="string" calcext:value-type="string">
            <text:p>Como un desarrollador, necesito crear un botón, con la finalidad de que puedan ingresar usuarios invitad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18" calcext:value-type="float">
            <text:p>18</text:p>
          </table:table-cell>
          <table:table-cell table:style-name="ce17" office:value-type="string" calcext:value-type="string">
            <text:p>Como un desarrollador, necesito crear una tabla, con la finalidad de mostrar los horario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19" calcext:value-type="float">
            <text:p>19</text:p>
          </table:table-cell>
          <table:table-cell table:style-name="Default" office:value-type="string" calcext:value-type="string">
            <text:p>Como un desarrollador, necesito crear una subpagina, con la finalidad de mostrar los medios de contacto disponibles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0" calcext:value-type="float">
            <text:p>20</text:p>
          </table:table-cell>
          <table:table-cell table:style-name="ce17" office:value-type="string" calcext:value-type="string">
            <text:p>Como un desarrollador, necesito crear un botón, con la finalidad de que los usuarios puedan cerrar ses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1" calcext:value-type="float">
            <text:p>21</text:p>
          </table:table-cell>
          <table:table-cell table:style-name="ce17" office:value-type="string" calcext:value-type="string">
            <text:p>Como un desarrollador, necesito crear un desplegable, con la finalidad de brindar al usuario las distintas categoría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2" calcext:value-type="float">
            <text:p>22</text:p>
          </table:table-cell>
          <table:table-cell table:style-name="ce17" office:value-type="string" calcext:value-type="string">
            <text:p>Como un desarrollador, necesito crear una lista de productos, con la finalidad de permitir al usuario consultar la tiend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Como un desarrollador, necesito crear un apartado, con la finalidad de que el usuario pueda ver las rutinas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Como un desarrollador, necesito crear un apartado, con la finalidad de que el usuario pueda ver los distintos planes de entrenamiento y su valor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Como un desarrollador, necesito crear un formulario, con la finalidad de que el usuario pueda crear y modificar su perfil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Como un desarrollador, necesito crear una apartado, con la finalidad de que el usuario pueda ver los competidores y su información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Como un desarrollador, necesito crear una ventana emergente, con la finalidad de que el usuario conozca los términos y condiciones </text:p>
          </table:table-cell>
          <table:table-cell table:style-name="ce11" office:value-type="string" calcext:value-type="string">
            <text:p>-</text:p>
          </table:table-cell>
          <table:table-cell table:style-name="ce5" office:value-type="string" calcext:value-type="string">
            <text:p>Por hacer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5" office:value-type="float" office:value="28" calcext:value-type="float">
            <text:p>28</text:p>
          </table:table-cell>
          <table:table-cell table:number-columns-repeated="4"/>
          <table:table-cell table:style-name="ce19"/>
          <table:table-cell table:number-columns-repeated="1017"/>
        </table:table-row>
        <table:table-row table:style-name="ro7">
          <table:table-cell/>
          <table:table-cell table:style-name="ce5" office:value-type="float" office:value="29" calcext:value-type="float">
            <text:p>29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0" calcext:value-type="float">
            <text:p>30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1" calcext:value-type="float">
            <text:p>31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3" calcext:value-type="float">
            <text:p>33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4" calcext:value-type="float">
            <text:p>34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6" calcext:value-type="float">
            <text:p>36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7" calcext:value-type="float">
            <text:p>37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7">
          <table:table-cell/>
          <table:table-cell table:style-name="ce5" office:value-type="float" office:value="38" calcext:value-type="float">
            <text:p>38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39" calcext:value-type="float">
            <text:p>39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0" calcext:value-type="float">
            <text:p>40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1" calcext:value-type="float">
            <text:p>41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2" calcext:value-type="float">
            <text:p>42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3" calcext:value-type="float">
            <text:p>43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4" calcext:value-type="float">
            <text:p>44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6" calcext:value-type="float">
            <text:p>46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7" calcext:value-type="float">
            <text:p>47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8" calcext:value-type="float">
            <text:p>48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49" calcext:value-type="float">
            <text:p>49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0" calcext:value-type="float">
            <text:p>50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1" calcext:value-type="float">
            <text:p>51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2" calcext:value-type="float">
            <text:p>52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3" calcext:value-type="float">
            <text:p>53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4" calcext:value-type="float">
            <text:p>54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5" calcext:value-type="float">
            <text:p>55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float" office:value="56" calcext:value-type="float">
            <text:p>56</text:p>
          </table:table-cell>
          <table:table-cell table:number-columns-repeated="1022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1:42:18.287865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9T21:45:40.580852350</dc:date>
    <meta:generator>LibreOffice/6.2.8.2$Linux_X86_64 LibreOffice_project/20$Build-2</meta:generator>
    <meta:editing-duration>PT13M17S</meta:editing-duration>
    <meta:editing-cycles>5</meta:editing-cycles>
    <meta:document-statistic meta:table-count="1" meta:cell-count="19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